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EDRAZA RIVERA NORIA FIOREL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A MERCED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4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EDRAZA RIVERA NORIA FIOREL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S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AVICOL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4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16:19:2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